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2.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6" style:family="table-cell" style:parent-style-name="Default">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ext-properties style:font-name="Arial1" fo:font-size="10pt" style:font-size-asian="10pt" style:font-size-complex="10pt"/>
    </style:style>
    <style:style style:name="ce20" style:family="table-cell" style:parent-style-name="Default">
      <style:text-properties style:font-name="Arial1"/>
    </style:style>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16">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1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1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16"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21" table:number-columns-repeated="3"/>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16" office:value-type="string" calcext:value-type="string">
            <text:p>data source</text:p>
          </table:table-cell>
          <table:table-cell table:style-name="ce18" office:value-type="string" calcext:value-type="string">
            <text:p>data fitted to: y=a*exp(b*x)</text:p>
          </table:table-cell>
          <table:table-cell table:style-name="ce21" office:value-type="string" calcext:value-type="string">
            <text:p>block0 y-intercept</text:p>
          </table:table-cell>
          <table:table-cell table:style-name="ce21" office:value-type="string" calcext:value-type="string">
            <text:p>a, y-intercept</text:p>
          </table:table-cell>
          <table:table-cell table:style-name="ce21" office:value-type="string" calcext:value-type="string">
            <text:p>b, [1/sec]</text:p>
          </table:table-cell>
          <table:table-cell table:style-name="ce18" office:value-type="string" calcext:value-type="string">
            <text:p>b,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mazon (AMZN) average weekly price, [USD]</text:p>
          </table:table-cell>
          <table:table-cell table:style-name="ce22"/>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31" table:formula="of:=[.F4]*100" office:value-type="float" office:value="33.207408" calcext:value-type="float">
            <text:p>33.2</text:p>
          </table:table-cell>
          <table:table-cell table:style-name="ce17" office:value-type="float" office:value="0.9735" calcext:value-type="float">
            <text:p>0.9735</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IBM (IBM) average weekly price, [USD]</text:p>
          </table:table-cell>
          <table:table-cell table:style-name="ce22"/>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31" table:formula="of:=[.F5]*100" office:value-type="float" office:value="5.9161536" calcext:value-type="float">
            <text:p>5.9</text:p>
          </table:table-cell>
          <table:table-cell table:style-name="ce17" office:value-type="float" office:value="0.8763" calcext:value-type="float">
            <text:p>0.8763</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Microsoft (MSFT) average weekly price, [USD]</text:p>
          </table:table-cell>
          <table:table-cell table:style-name="ce22"/>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31"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pple (AAPL) average weekly price, [USD]</text:p>
          </table:table-cell>
          <table:table-cell table:style-name="ce22"/>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31"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Google (GOOG) average weekly price, [USD]</text:p>
          </table:table-cell>
          <table:table-cell table:style-name="ce22"/>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31"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daily averaged price, [USD/BTC]</text:p>
          </table:table-cell>
          <table:table-cell table:style-name="ce23" table:formula="of:=[.D9]*EXP([.E9]*1230000000)" office:value-type="float" office:value="0.00000585879229123116" calcext:value-type="float">
            <text:p>5.86E-06</text:p>
          </table:table-cell>
          <table:table-cell table:style-name="ce22" office:value-type="float" office:value="6.392E-046" calcext:value-type="float">
            <text:p>6.392E-46</text:p>
          </table:table-cell>
          <table:table-cell table:style-name="ce22" office:value-type="float" office:value="0.00000007481" calcext:value-type="float">
            <text:p>7.481E-08</text:p>
          </table:table-cell>
          <table:table-cell table:style-name="ce24" table:formula="of:=[.E9]*60*60*24*365" office:value-type="float" office:value="2.35920816" calcext:value-type="float">
            <text:p>2.359E+00</text:p>
          </table:table-cell>
          <table:table-cell table:style-name="ce31" table:formula="of:=[.F9]*100" office:value-type="float" office:value="235.920816" calcext:value-type="float">
            <text:p>235.9</text:p>
          </table:table-cell>
          <table:table-cell table:style-name="ce17" office:value-type="float" office:value="0.8662" calcext:value-type="float">
            <text:p>0.8662</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weekly averaged, [USD/BTC]</text:p>
          </table:table-cell>
          <table:table-cell table:style-name="ce23" table:formula="of:=[.D10]*EXP([.E10]*1230000000)" office:value-type="float" office:value="0.00000333922200295913" calcext:value-type="float">
            <text:p>3.34E-06</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31" table:formula="of:=[.F10]*100" office:value-type="float" office:value="240.462" calcext:value-type="float">
            <text:p>240.5</text:p>
          </table:table-cell>
          <table:table-cell table:style-name="ce17" office:value-type="float" office:value="0.8683" calcext:value-type="float">
            <text:p>0.8683</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price to Jul-2017, [BTC/USD]</text:p>
          </table:table-cell>
          <table:table-cell table:style-name="ce23" table:formula="of:=[.D11]*EXP([.E11]*1230000000)" office:value-type="float" office:value="2.82439137503448" calcext:value-type="float">
            <text:p>2.82E+00</text:p>
          </table:table-cell>
          <table:table-cell table:style-name="ce22" office:value-type="float" office:value="0.0000000000007521" calcext:value-type="float">
            <text:p>7.521E-13</text:p>
          </table:table-cell>
          <table:table-cell table:style-name="ce22" office:value-type="float" office:value="0.00000002354" calcext:value-type="float">
            <text:p>2.354E-08</text:p>
          </table:table-cell>
          <table:table-cell table:style-name="ce24" table:formula="of:=[.E11]*60*60*24*365" office:value-type="float" office:value="0.74235744" calcext:value-type="float">
            <text:p>7.424E-01</text:p>
          </table:table-cell>
          <table:table-cell table:style-name="ce31" table:formula="of:=[.F11]*100" office:value-type="float" office:value="74.235744" calcext:value-type="float">
            <text:p>74.2</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transactions accepted per day</text:p>
          </table:table-cell>
          <table:table-cell table:style-name="ce23" table:formula="of:=[.D12]*EXP([.E12]*1230000000)" office:value-type="float" office:value="19214.239175595" calcext:value-type="float">
            <text:p>1.92E+04</text:p>
          </table:table-cell>
          <table:table-cell table:style-name="ce22" office:value-type="float" office:value="0.1989" calcext:value-type="float">
            <text:p>1.989E-01</text:p>
          </table:table-cell>
          <table:table-cell table:style-name="ce22" office:value-type="float" office:value="0.000000009332" calcext:value-type="float">
            <text:p>9.332E-09</text:p>
          </table:table-cell>
          <table:table-cell table:style-name="ce24" table:formula="of:=[.E12]*60*60*24*365" office:value-type="float" office:value="0.294293952" calcext:value-type="float">
            <text:p>2.943E-01</text:p>
          </table:table-cell>
          <table:table-cell table:style-name="ce31" table:formula="of:=[.F12]*100" office:value-type="float" office:value="29.4293952" calcext:value-type="float">
            <text:p>29.4</text:p>
          </table:table-cell>
          <table:table-cell table:style-name="ce17" office:value-type="float" office:value="0.6793" calcext:value-type="float">
            <text:p>0.6793</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Total Bitcoin transactions with UTXOs</text:p>
          </table:table-cell>
          <table:table-cell table:style-name="ce23" table:formula="of:=[.D13]*EXP([.E13]*1230000000)" office:value-type="float" office:value="139475.901417426" calcext:value-type="float">
            <text:p>1.39E+05</text:p>
          </table:table-cell>
          <table:table-cell table:style-name="ce22" office:value-type="float" office:value="0.00001617" calcext:value-type="float">
            <text:p>1.617E-05</text:p>
          </table:table-cell>
          <table:table-cell table:style-name="ce22" office:value-type="float" office:value="0.0000000186" calcext:value-type="float">
            <text:p>1.860E-08</text:p>
          </table:table-cell>
          <table:table-cell table:style-name="ce24" table:formula="of:=[.E13]*60*60*24*365" office:value-type="float" office:value="0.5865696" calcext:value-type="float">
            <text:p>5.866E-01</text:p>
          </table:table-cell>
          <table:table-cell table:style-name="ce31" table:formula="of:=[.F13]*100" office:value-type="float" office:value="58.65696" calcext:value-type="float">
            <text:p>58.7</text:p>
          </table:table-cell>
          <table:table-cell table:style-name="ce17" office:value-type="float" office:value="0.9915" calcext:value-type="float">
            <text:p>0.9915</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UTXOs</text:p>
          </table:table-cell>
          <table:table-cell table:style-name="ce23" table:formula="of:=[.D14]*EXP([.E14]*1230000000)" office:value-type="float" office:value="2464603.74302259" calcext:value-type="float">
            <text:p>2.46E+06</text:p>
          </table:table-cell>
          <table:table-cell table:style-name="ce22" office:value-type="float" office:value="2.411" calcext:value-type="float">
            <text:p>2.411E+00</text:p>
          </table:table-cell>
          <table:table-cell table:style-name="ce22" office:value-type="float" office:value="0.00000001125" calcext:value-type="float">
            <text:p>1.125E-08</text:p>
          </table:table-cell>
          <table:table-cell table:style-name="ce24" table:formula="of:=[.E14]*60*60*24*365" office:value-type="float" office:value="0.35478" calcext:value-type="float">
            <text:p>3.548E-01</text:p>
          </table:table-cell>
          <table:table-cell table:style-name="ce31" table:formula="of:=[.F14]*100" office:value-type="float" office:value="35.478" calcext:value-type="float">
            <text:p>35.5</text:p>
          </table:table-cell>
          <table:table-cell table:style-name="ce17" office:value-type="float" office:value="0.9295" calcext:value-type="float">
            <text:p>0.9295</text:p>
          </table:table-cell>
          <table:table-cell table:number-columns-repeated="1016"/>
        </table:table-row>
        <table:table-row table:style-name="ro2">
          <table:table-cell table:number-columns-repeated="1024"/>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D16]*EXP([.E16]*1230000000)" office:value-type="float" office:value="1021603.95431111" calcext:value-type="float">
            <text:p>1.02E+06</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6]*60*60*24*365" office:value-type="float" office:value="0.32135184" calcext:value-type="float">
            <text:p>3.214E-01</text:p>
          </table:table-cell>
          <table:table-cell table:style-name="ce31" table:formula="of:=[.F16]*100" office:value-type="float" office:value="32.135184" calcext:value-type="float">
            <text:p>32.1</text:p>
          </table:table-cell>
          <table:table-cell table:style-name="ce17" office:value-type="float" office:value="0.2049" calcext:value-type="float">
            <text:p>0.20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D17]*EXP([.E17]*1230000000)" office:value-type="float" office:value="1992922.01521177" calcext:value-type="float">
            <text:p>1.99E+06</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7]*60*60*24*365" office:value-type="float" office:value="0.50899104" calcext:value-type="float">
            <text:p>5.090E-01</text:p>
          </table:table-cell>
          <table:table-cell table:style-name="ce31" table:formula="of:=[.F17]*100" office:value-type="float" office:value="50.899104" calcext:value-type="float">
            <text:p>50.9</text:p>
          </table:table-cell>
          <table:table-cell table:style-name="ce17" office:value-type="float" office:value="0.9061" calcext:value-type="float">
            <text:p>0.906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D18]*EXP([.E18]*1230000000)" office:value-type="float" office:value="1370611.25523569" calcext:value-type="float">
            <text:p>1.37E+06</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8]*60*60*24*365" office:value-type="float" office:value="0.6212592" calcext:value-type="float">
            <text:p>6.213E-01</text:p>
          </table:table-cell>
          <table:table-cell table:style-name="ce31" table:formula="of:=[.F18]*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D19]*EXP([.E19]*1230000000)" office:value-type="float" office:value="4725.57595017056" calcext:value-type="float">
            <text:p>4.73E+03</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9]*60*60*24*365" office:value-type="float" office:value="0.48187008" calcext:value-type="float">
            <text:p>4.819E-01</text:p>
          </table:table-cell>
          <table:table-cell table:style-name="ce31" table:formula="of:=[.F19]*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D20]*EXP([.E20]*1230000000)" office:value-type="float" office:value="321979.740369025" calcext:value-type="float">
            <text:p>3.22E+05</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20]*60*60*24*365" office:value-type="float" office:value="0.60486048" calcext:value-type="float">
            <text:p>6.049E-01</text:p>
          </table:table-cell>
          <table:table-cell table:style-name="ce31" table:formula="of:=[.F20]*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D21]*EXP([.E21]*1230000000)" office:value-type="float" office:value="11081.6788527288" calcext:value-type="float">
            <text:p>1.11E+04</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21]*60*60*24*365" office:value-type="float" office:value="0.41186016" calcext:value-type="float">
            <text:p>4.119E-01</text:p>
          </table:table-cell>
          <table:table-cell table:style-name="ce31" table:formula="of:=[.F21]*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2" table:number-columns-repeated="3"/>
          <table:table-cell table:style-name="ce24" table:formula="of:=[.E22]*60*60*24*365" office:value-type="float" office:value="0" calcext:value-type="float">
            <text:p>0.000E+00</text:p>
          </table:table-cell>
          <table:table-cell table:style-name="ce31" table:formula="of:=[.F22]*100" office:value-type="float" office:value="0" calcext:value-type="float">
            <text:p>0.0</text:p>
          </table:table-cell>
          <table:table-cell table:style-name="ce17"/>
          <table:table-cell table:number-columns-repeated="1016"/>
        </table:table-row>
        <table:table-row table:style-name="ro2">
          <table:table-cell/>
          <table:table-cell table:style-name="ce17"/>
          <table:table-cell table:style-name="ce22" table:number-columns-repeated="3"/>
          <table:table-cell table:style-name="ce24"/>
          <table:table-cell table:style-name="ce31"/>
          <table:table-cell table:style-name="ce17"/>
          <table:table-cell table:number-columns-repeated="1016"/>
        </table:table-row>
        <table:table-row table:style-name="ro2">
          <table:table-cell/>
          <table:table-cell table:style-name="ce19"/>
          <table:table-cell table:style-name="ce24" table:number-columns-repeated="3"/>
          <table:table-cell table:style-name="ce19"/>
          <table:table-cell table:style-name="ce31"/>
          <table:table-cell table:style-name="ce19"/>
          <table:table-cell table:number-columns-repeated="1016"/>
        </table:table-row>
        <table:table-row table:style-name="ro2">
          <table:table-cell/>
          <table:table-cell table:style-name="ce17" office:value-type="string" calcext:value-type="string">
            <text:p>Note: using Matlab's curve fitting 'poly1' seems to yield results similar to 'exp1' for all but Bitcoin data, which is much more precisely focused around ~100% growth per year.</text:p>
          </table:table-cell>
          <table:table-cell table:style-name="ce24" table:number-columns-repeated="3"/>
          <table:table-cell table:style-name="ce19"/>
          <table:table-cell table:style-name="ce31"/>
          <table:table-cell table:style-name="ce19"/>
          <table:table-cell table:number-columns-repeated="1016"/>
        </table:table-row>
        <table:table-row table:style-name="ro3">
          <table:table-cell/>
          <table:table-cell table:style-name="ce17" office:value-type="string" calcext:value-type="string">
            <text:p>y=a*exp(b*x) --&gt; ln(y)=ln(a*exp(b*x))=b*x+ln(a) --&gt; <text:span text:style-name="T1">thus: p1=b, p2=ln(a) --&gt; a=exp(p2)</text:span></text:p>
          </table:table-cell>
          <table:table-cell table:style-name="ce24" table:number-columns-repeated="3"/>
          <table:table-cell table:style-name="ce19"/>
          <table:table-cell table:style-name="ce31"/>
          <table:table-cell table:style-name="ce19"/>
          <table:table-cell table:number-columns-repeated="1016"/>
        </table:table-row>
        <table:table-row table:style-name="ro1">
          <table:table-cell/>
          <table:table-cell table:style-name="ce18" office:value-type="string" calcext:value-type="string">
            <text:p>ln(y) fitted to: ln(y)=p1*x+p2</text:p>
          </table:table-cell>
          <table:table-cell table:style-name="ce21" office:value-type="string" calcext:value-type="string">
            <text:p>block0 y-intercept</text:p>
          </table:table-cell>
          <table:table-cell table:style-name="ce21" office:value-type="string" calcext:value-type="string">
            <text:p>p2, ln(y)-intercept</text:p>
          </table:table-cell>
          <table:table-cell table:style-name="ce21" office:value-type="string" calcext:value-type="string">
            <text:p>p1, [1/sec]</text:p>
          </table:table-cell>
          <table:table-cell table:style-name="ce18" office:value-type="string" calcext:value-type="string">
            <text:p>p1,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8]*60*60*24*365" office:value-type="float" office:value="0.47587824" calcext:value-type="float">
            <text:p>4.759E-01</text:p>
          </table:table-cell>
          <table:table-cell table:style-name="ce31" table:formula="of:=[.F28]*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mazon (AMZN) average weekly price, [USD]</text:p>
          </table:table-cell>
          <table:table-cell table:style-name="ce25"/>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9]*60*60*24*365" office:value-type="float" office:value="0.215201664" calcext:value-type="float">
            <text:p>2.152E-01</text:p>
          </table:table-cell>
          <table:table-cell table:style-name="ce31" table:formula="of:=[.F29]*100" office:value-type="float" office:value="21.5201664" calcext:value-type="float">
            <text:p>21.5</text:p>
          </table:table-cell>
          <table:table-cell table:style-name="ce17" office:value-type="float" office:value="0.8308" calcext:value-type="float">
            <text:p>0.8308</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IBM (IBM) average weekly price, [USD]</text:p>
          </table:table-cell>
          <table:table-cell table:style-name="ce25"/>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30]*60*60*24*365" office:value-type="float" office:value="0.0583416" calcext:value-type="float">
            <text:p>5.834E-02</text:p>
          </table:table-cell>
          <table:table-cell table:style-name="ce31" table:formula="of:=[.F30]*100" office:value-type="float" office:value="5.83416" calcext:value-type="float">
            <text:p>5.8</text:p>
          </table:table-cell>
          <table:table-cell table:style-name="ce17" office:value-type="float" office:value="0.8651" calcext:value-type="float">
            <text:p>0.8651</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Microsoft (MSFT) average weekly price, [USD]</text:p>
          </table:table-cell>
          <table:table-cell table:style-name="ce26"/>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31]*60*60*24*365" office:value-type="float" office:value="0.160455168" calcext:value-type="float">
            <text:p>1.605E-01</text:p>
          </table:table-cell>
          <table:table-cell table:style-name="ce31" table:formula="of:=[.F31]*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ca.finance.yahoo.com</text:p>
          </table:table-cell>
          <table:table-cell table:style-name="ce17" office:value-type="string" calcext:value-type="string">
            <text:p>Apple (AAPL) average weekly price, [USD]</text:p>
          </table:table-cell>
          <table:table-cell table:style-name="ce26"/>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2]*60*60*24*365" office:value-type="float" office:value="0.160896672" calcext:value-type="float">
            <text:p>1.609E-01</text:p>
          </table:table-cell>
          <table:table-cell table:style-name="ce31" table:formula="of:=[.F32]*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ca.finance.yahoo.com</text:p>
          </table:table-cell>
          <table:table-cell table:style-name="ce17" office:value-type="string" calcext:value-type="string">
            <text:p>Google (GOOG) average weekly price, [USD]</text:p>
          </table:table-cell>
          <table:table-cell table:style-name="ce26"/>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3]*60*60*24*365" office:value-type="float" office:value="0.149449104" calcext:value-type="float">
            <text:p>1.494E-01</text:p>
          </table:table-cell>
          <table:table-cell table:style-name="ce31" table:formula="of:=[.F33]*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1">
          <table:table-cell office:value-type="string" calcext:value-type="string">
            <text:p>statoshi.info</text:p>
          </table:table-cell>
          <table:table-cell table:style-name="ce17" office:value-type="string" calcext:value-type="string">
            <text:p>Bitcoin daily averaged price, [BTC/USD]</text:p>
          </table:table-cell>
          <table:table-cell table:style-name="ce23" table:formula="of:=EXP([.E34]*1230000000+[.D34])" office:value-type="float" office:value="0.336990681617066" calcext:value-type="float">
            <text:p>3.37E-01</text:p>
          </table:table-cell>
          <table:table-cell table:style-name="ce26" office:value-type="float" office:value="-42.92" calcext:value-type="float">
            <text:p>-42.92</text:p>
          </table:table-cell>
          <table:table-cell table:style-name="ce29" office:value-type="float" office:value="0.00000003401" calcext:value-type="float">
            <text:p>3.401E-08</text:p>
          </table:table-cell>
          <table:table-cell table:style-name="ce24" table:formula="of:=[.E34]*60*60*24*365" office:value-type="float" office:value="1.07253936" calcext:value-type="float">
            <text:p>1.073E+00</text:p>
          </table:table-cell>
          <table:table-cell table:style-name="ce31" table:formula="of:=[.F34]*100" office:value-type="float" office:value="107.253936" calcext:value-type="float">
            <text:p>107.3</text:p>
          </table:table-cell>
          <table:table-cell table:style-name="ce17" office:value-type="float" office:value="0.8027" calcext:value-type="float">
            <text:p>0.8027</text:p>
          </table:table-cell>
          <table:table-cell table:style-name="ce15"/>
          <table:table-cell table:number-columns-repeated="1015"/>
        </table:table-row>
        <table:table-row table:style-name="ro2">
          <table:table-cell office:value-type="string" calcext:value-type="string">
            <text:p>statoshi.info</text:p>
          </table:table-cell>
          <table:table-cell table:style-name="ce17" office:value-type="string" calcext:value-type="string">
            <text:p>Bitcoin weekly averaged price, [BTC/USD]</text:p>
          </table:table-cell>
          <table:table-cell table:style-name="ce23" table:formula="of:=EXP([.E35]*1230000000+[.D35])" office:value-type="float" office:value="1.01755226183665" calcext:value-type="float">
            <text:p>1.02E+00</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5]*60*60*24*365" office:value-type="float" office:value="0.89499168" calcext:value-type="float">
            <text:p>8.950E-01</text:p>
          </table:table-cell>
          <table:table-cell table:style-name="ce31" table:formula="of:=[.F35]*100" office:value-type="float" office:value="89.499168" calcext:value-type="float">
            <text:p>89.5</text:p>
          </table:table-cell>
          <table:table-cell table:style-name="ce17" office:value-type="float" office:value="0.7306" calcext:value-type="float">
            <text:p>0.7306</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price to Jul-2017, [BTC/USD]</text:p>
          </table:table-cell>
          <table:table-cell table:style-name="ce23" table:formula="of:=EXP([.E36]*1230000000+[.D36])" office:value-type="float" office:value="0.419748313877916" calcext:value-type="float">
            <text:p>4.20E-01</text:p>
          </table:table-cell>
          <table:table-cell table:style-name="ce25" office:value-type="float" office:value="-40.88" calcext:value-type="float">
            <text:p>-40.88</text:p>
          </table:table-cell>
          <table:table-cell table:style-name="ce22" office:value-type="float" office:value="0.00000003253" calcext:value-type="float">
            <text:p>3.253E-08</text:p>
          </table:table-cell>
          <table:table-cell table:style-name="ce24" table:formula="of:=[.E36]*60*60*24*365" office:value-type="float" office:value="1.02586608" calcext:value-type="float">
            <text:p>1.026E+00</text:p>
          </table:table-cell>
          <table:table-cell table:style-name="ce31" table:formula="of:=[.F36]*100" office:value-type="float" office:value="102.586608" calcext:value-type="float">
            <text:p>102.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price constrained through (0,1.23e-9), [BTC/USD]</text:p>
          </table:table-cell>
          <table:table-cell table:style-name="ce23" office:value-type="float" office:value="0" calcext:value-type="float">
            <text:p>0.00E+00</text:p>
          </table:table-cell>
          <table:table-cell table:style-name="ce25"/>
          <table:table-cell table:style-name="ce22"/>
          <table:table-cell table:style-name="ce19"/>
          <table:table-cell table:style-name="ce31"/>
          <table:table-cell table:style-name="ce17"/>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transactions accepted per day</text:p>
          </table:table-cell>
          <table:table-cell table:style-name="ce23" table:formula="of:=EXP([.E38]*1230000000+[.D38])" office:value-type="float" office:value="9060.68497061647" calcext:value-type="float">
            <text:p>9.06E+03</text:p>
          </table:table-cell>
          <table:table-cell table:style-name="ce25" office:value-type="float" office:value="-6.005" calcext:value-type="float">
            <text:p>-6.01</text:p>
          </table:table-cell>
          <table:table-cell table:style-name="ce22" office:value-type="float" office:value="0.00000001229" calcext:value-type="float">
            <text:p>1.229E-08</text:p>
          </table:table-cell>
          <table:table-cell table:style-name="ce24" table:formula="of:=[.E38]*60*60*24*365" office:value-type="float" office:value="0.38757744" calcext:value-type="float">
            <text:p>3.876E-01</text:p>
          </table:table-cell>
          <table:table-cell table:style-name="ce31" table:formula="of:=[.F38]*100" office:value-type="float" office:value="38.757744" calcext:value-type="float">
            <text:p>38.8</text:p>
          </table:table-cell>
          <table:table-cell table:style-name="ce34" office:value-type="float" office:value="0.758" calcext:value-type="float">
            <text:p>0.7580</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Total Bitcoin transactions with UTXOs</text:p>
          </table:table-cell>
          <table:table-cell table:style-name="ce23" table:formula="of:=EXP([.E39]*1230000000+[.D39])" office:value-type="float" office:value="116354.867170013" calcext:value-type="float">
            <text:p>1.16E+05</text:p>
          </table:table-cell>
          <table:table-cell table:style-name="ce25" office:value-type="float" office:value="-12.05" calcext:value-type="float">
            <text:p>-12.05</text:p>
          </table:table-cell>
          <table:table-cell table:style-name="ce22" office:value-type="float" office:value="0.00000001928" calcext:value-type="float">
            <text:p>1.928E-08</text:p>
          </table:table-cell>
          <table:table-cell table:style-name="ce24" table:formula="of:=[.E39]*60*60*24*365" office:value-type="float" office:value="0.60801408" calcext:value-type="float">
            <text:p>6.080E-01</text:p>
          </table:table-cell>
          <table:table-cell table:style-name="ce31" table:formula="of:=[.F39]*100" office:value-type="float" office:value="60.801408" calcext:value-type="float">
            <text:p>60.8</text:p>
          </table:table-cell>
          <table:table-cell table:style-name="ce17" office:value-type="float" office:value="0.9968" calcext:value-type="float">
            <text:p>0.9968</text:p>
          </table:table-cell>
          <table:table-cell table:number-columns-repeated="1016"/>
        </table:table-row>
        <table:table-row table:style-name="ro2">
          <table:table-cell office:value-type="string" calcext:value-type="string">
            <text:p>statoshi.info</text:p>
          </table:table-cell>
          <table:table-cell table:style-name="ce17" office:value-type="string" calcext:value-type="string">
            <text:p>Bitcoin UTXOs</text:p>
          </table:table-cell>
          <table:table-cell table:style-name="ce23" table:formula="of:=EXP([.E40]*1230000000+[.D40])" office:value-type="float" office:value="1194932.19362324" calcext:value-type="float">
            <text:p>1.19E+06</text:p>
          </table:table-cell>
          <table:table-cell table:style-name="ce25" office:value-type="float" office:value="-3.497" calcext:value-type="float">
            <text:p>-3.50</text:p>
          </table:table-cell>
          <table:table-cell table:style-name="ce22" office:value-type="float" office:value="0.00000001422" calcext:value-type="float">
            <text:p>1.422E-08</text:p>
          </table:table-cell>
          <table:table-cell table:style-name="ce24" table:formula="of:=[.E40]*60*60*24*365" office:value-type="float" office:value="0.44844192" calcext:value-type="float">
            <text:p>4.484E-01</text:p>
          </table:table-cell>
          <table:table-cell table:style-name="ce31" table:formula="of:=[.F40]*100" office:value-type="float" office:value="44.844192" calcext:value-type="float">
            <text:p>44.8</text:p>
          </table:table-cell>
          <table:table-cell table:style-name="ce17" office:value-type="float" office:value="0.9201" calcext:value-type="float">
            <text:p>0.9201</text:p>
          </table:table-cell>
          <table:table-cell table:number-columns-repeated="1016"/>
        </table:table-row>
        <table:table-row table:style-name="ro2">
          <table:table-cell table:number-columns-repeated="1024"/>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EXP([.E42]*1230000000+[.D42])" office:value-type="float" office:value="114302.074588642" calcext:value-type="float">
            <text:p>1.14E+05</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42]*60*60*24*365" office:value-type="float" office:value="0.61242912" calcext:value-type="float">
            <text:p>6.124E-01</text:p>
          </table:table-cell>
          <table:table-cell table:style-name="ce31" table:formula="of:=[.F42]*100" office:value-type="float" office:value="61.242912" calcext:value-type="float">
            <text:p>61.2</text:p>
          </table:table-cell>
          <table:table-cell table:style-name="ce17" office:value-type="float" office:value="0.4905" calcext:value-type="float">
            <text:p>0.490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EXP([.E43]*1230000000+[.D43])" office:value-type="float" office:value="49276.3732138035" calcext:value-type="float">
            <text:p>4.93E+04</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43]*60*60*24*365" office:value-type="float" office:value="1.07979264" calcext:value-type="float">
            <text:p>1.080E+00</text:p>
          </table:table-cell>
          <table:table-cell table:style-name="ce31" table:formula="of:=[.F43]*100" office:value-type="float" office:value="107.979264" calcext:value-type="float">
            <text:p>108.0</text:p>
          </table:table-cell>
          <table:table-cell table:style-name="ce17" office:value-type="float" office:value="0.8584" calcext:value-type="float">
            <text:p>0.8584</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3" table:formula="of:=EXP([.E44]*1230000000+[.D44])" office:value-type="float" office:value="5392.69209363641" calcext:value-type="float">
            <text:p>5.39E+0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44]*60*60*24*365" office:value-type="float" office:value="2.12426496" calcext:value-type="float">
            <text:p>2.124E+00</text:p>
          </table:table-cell>
          <table:table-cell table:style-name="ce31" table:formula="of:=[.F44]*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EXP([.E45]*1230000000+[.D45])" office:value-type="float" office:value="23796.6477762044" calcext:value-type="float">
            <text:p>2.38E+04</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45]*60*60*24*365" office:value-type="float" office:value="1.21445136" calcext:value-type="float">
            <text:p>1.214E+00</text:p>
          </table:table-cell>
          <table:table-cell table:style-name="ce31" table:formula="of:=[.F45]*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EXP([.E46]*1230000000+[.D46])" office:value-type="float" office:value="180.711168039111" calcext:value-type="float">
            <text:p>1.81E+02</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6]*60*60*24*365" office:value-type="float" office:value="0.97856208" calcext:value-type="float">
            <text:p>9.786E-01</text:p>
          </table:table-cell>
          <table:table-cell table:style-name="ce31" table:formula="of:=[.F46]*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EXP([.E47]*1230000000+[.D47])" office:value-type="float" office:value="19473.3082658411" calcext:value-type="float">
            <text:p>1.95E+04</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7]*60*60*24*365" office:value-type="float" office:value="1.04573376" calcext:value-type="float">
            <text:p>1.046E+00</text:p>
          </table:table-cell>
          <table:table-cell table:style-name="ce31" table:formula="of:=[.F47]*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EXP([.E48]*1230000000+[.D48])" office:value-type="float" office:value="159.860250629046" calcext:value-type="float">
            <text:p>1.60E+02</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8]*60*60*24*365" office:value-type="float" office:value="1.02208176" calcext:value-type="float">
            <text:p>1.022E+00</text:p>
          </table:table-cell>
          <table:table-cell table:style-name="ce31" table:formula="of:=[.F48]*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EXP([.E49]*1230000000+[.D49])" office:value-type="float" office:value="1" calcext:value-type="float">
            <text:p>1.00E+00</text:p>
          </table:table-cell>
          <table:table-cell table:style-name="ce25"/>
          <table:table-cell table:style-name="ce22"/>
          <table:table-cell table:style-name="ce24" table:formula="of:=[.E49]*60*60*24*365" office:value-type="float" office:value="0" calcext:value-type="float">
            <text:p>0.000E+00</text:p>
          </table:table-cell>
          <table:table-cell table:style-name="ce31" table:formula="of:=[.F49]*100" office:value-type="float" office:value="0" calcext:value-type="float">
            <text:p>0.0</text:p>
          </table:table-cell>
          <table:table-cell table:style-name="ce17"/>
          <table:table-cell table:number-columns-repeated="1016"/>
        </table:table-row>
        <table:table-row table:style-name="ro1">
          <table:table-cell/>
          <table:table-cell table:style-name="ce20"/>
          <table:table-cell table:style-name="ce27" table:number-columns-repeated="3"/>
          <table:table-cell table:style-name="ce20"/>
          <table:table-cell table:style-name="ce32"/>
          <table:table-cell table:style-name="ce20"/>
          <table:table-cell table:number-columns-repeated="1016"/>
        </table:table-row>
        <table:table-row table:style-name="ro1" table:number-rows-repeated="977">
          <table:table-cell table:number-columns-repeated="2"/>
          <table:table-cell table:style-name="ce6" table:number-columns-repeated="3"/>
          <table:table-cell/>
          <table:table-cell table:style-name="ce12"/>
          <table:table-cell table:number-columns-repeated="1017"/>
        </table:table-row>
        <table:table-row table:style-name="ro4" table:number-rows-repeated="104754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14:05:53.550498348">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4T14:11:32.900552693</dc:date>
    <meta:editing-duration>PT3H43M16S</meta:editing-duration>
    <meta:editing-cycles>8</meta:editing-cycles>
    <meta:document-statistic meta:table-count="1" meta:cell-count="314" meta:object-count="0"/>
  </office:meta>
</office:document-meta>
</file>